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Hindi1" svg:font-family="'Lohit Hindi'"/>
    <style:font-face style:name="Arial1" svg:font-family="Arial" style:font-family-generic="roman" style:font-pitch="variable"/>
    <style:font-face style:name="Cambria1"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Arial2" svg:font-family="Arial"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ell1" style:family="table">
      <style:table-properties style:width="15.981cm" fo:margin-left="-0.191cm" table:align="left" style:writing-mode="lr-tb"/>
    </style:style>
    <style:style style:name="Tabell1.A" style:family="table-column">
      <style:table-column-properties style:column-width="0.79cm"/>
    </style:style>
    <style:style style:name="Tabell1.B" style:family="table-column">
      <style:table-column-properties style:column-width="13.386cm"/>
    </style:style>
    <style:style style:name="Tabell1.C" style:family="table-column">
      <style:table-column-properties style:column-width="1.804cm"/>
    </style:style>
    <style:style style:name="Tabell1.1" style:family="table-row">
      <style:table-row-properties style:keep-together="true" fo:keep-together="auto"/>
    </style:style>
    <style:style style:name="Tabell1.A1" style:family="table-cell">
      <style:table-cell-properties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ell1.C1" style:family="table-cell">
      <style:table-cell-properties fo:background-color="#ffffff" fo:padding-left="0.191cm" fo:padding-right="0.191cm" fo:padding-top="0cm" fo:padding-bottom="0cm" fo:border="0.002cm solid #000001">
        <style:background-image/>
      </style:table-cell-properties>
    </style:style>
    <style:style style:name="Tabell1.2" style:family="table-row">
      <style:table-row-properties style:min-row-height="0.593cm" style:keep-together="true" fo:keep-together="auto"/>
    </style:style>
    <style:style style:name="Tabell1.A2" style:family="table-cell">
      <style:table-cell-properties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ell1.C2" style:family="table-cell">
      <style:table-cell-properties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ell2" style:family="table">
      <style:table-properties style:width="16.002cm" fo:break-before="column" table:align="margins" style:writing-mode="lr-tb"/>
    </style:style>
    <style:style style:name="Tabell2.A" style:family="table-column">
      <style:table-column-properties style:column-width="2.09cm" style:rel-column-width="8560*"/>
    </style:style>
    <style:style style:name="Tabell2.B" style:family="table-column">
      <style:table-column-properties style:column-width="4.26cm" style:rel-column-width="17445*"/>
    </style:style>
    <style:style style:name="Tabell2.C" style:family="table-column">
      <style:table-column-properties style:column-width="9.652cm" style:rel-column-width="39530*"/>
    </style:style>
    <style:style style:name="Tabell2.A1" style:family="table-cell">
      <style:table-cell-properties fo:padding="0.097cm" fo:border-left="0.002cm solid #000000" fo:border-right="none" fo:border-top="0.002cm solid #000000" fo:border-bottom="0.002cm solid #000000"/>
    </style:style>
    <style:style style:name="Tabell2.C1" style:family="table-cell">
      <style:table-cell-properties fo:padding="0.097cm" fo:border="0.002cm solid #000000"/>
    </style:style>
    <style:style style:name="Tabell2.A2" style:family="table-cell">
      <style:table-cell-properties fo:padding="0.097cm" fo:border-left="0.002cm solid #000000" fo:border-right="none" fo:border-top="none" fo:border-bottom="0.002cm solid #000000"/>
    </style:style>
    <style:style style:name="Tabell2.C2" style:family="table-cell">
      <style:table-cell-properties fo:padding="0.097cm" fo:border-left="0.002cm solid #000000" fo:border-right="0.002cm solid #000000" fo:border-top="none" fo:border-bottom="0.002cm solid #000000"/>
    </style:style>
    <style:style style:name="Tidsrapportering" style:family="table">
      <style:table-properties style:width="16.002cm" table:align="margins" style:writing-mode="lr-tb"/>
    </style:style>
    <style:style style:name="Tidsrapportering.A" style:family="table-column">
      <style:table-column-properties style:column-width="1.614cm" style:rel-column-width="6609*"/>
    </style:style>
    <style:style style:name="Tidsrapportering.B" style:family="table-column">
      <style:table-column-properties style:column-width="12.674cm" style:rel-column-width="51903*"/>
    </style:style>
    <style:style style:name="Tidsrapportering.C" style:family="table-column">
      <style:table-column-properties style:column-width="1.715cm" style:rel-column-width="7023*"/>
    </style:style>
    <style:style style:name="Tidsrapportering.A1" style:family="table-cell">
      <style:table-cell-properties fo:padding="0.097cm" fo:border-left="0.002cm solid #000000" fo:border-right="none" fo:border-top="0.002cm solid #000000" fo:border-bottom="0.002cm solid #000000"/>
    </style:style>
    <style:style style:name="Tidsrapportering.C1" style:family="table-cell">
      <style:table-cell-properties fo:padding="0.097cm" fo:border="0.002cm solid #000000"/>
    </style:style>
    <style:style style:name="Tidsrapportering.A2" style:family="table-cell" style:data-style-name="N0">
      <style:table-cell-properties fo:padding="0.097cm" fo:border-left="0.002cm solid #000000" fo:border-right="none" fo:border-top="none" fo:border-bottom="0.002cm solid #000000"/>
    </style:style>
    <style:style style:name="Tidsrapportering.B2" style:family="table-cell">
      <style:table-cell-properties fo:padding="0.097cm" fo:border-left="0.002cm solid #000000" fo:border-right="none" fo:border-top="none" fo:border-bottom="0.002cm solid #000000"/>
    </style:style>
    <style:style style:name="Tidsrapportering.C2" style:family="table-cell" style:data-style-name="N0">
      <style:table-cell-properties fo:padding="0.097cm" fo:border-left="0.002cm solid #000000" fo:border-right="0.002cm solid #000000" fo:border-top="none" fo:border-bottom="0.002cm solid #000000"/>
    </style:style>
    <style:style style:name="Table1" style:family="table">
      <style:table-properties style:width="16.002cm" table:align="margins" style:writing-mode="lr-tb"/>
    </style:style>
    <style:style style:name="Table1.A" style:family="table-column">
      <style:table-column-properties style:column-width="1.614cm" style:rel-column-width="6609*"/>
    </style:style>
    <style:style style:name="Table1.B" style:family="table-column">
      <style:table-column-properties style:column-width="12.674cm" style:rel-column-width="51903*"/>
    </style:style>
    <style:style style:name="Table1.C" style:family="table-column">
      <style:table-column-properties style:column-width="1.715cm" style:rel-column-width="7023*"/>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C2" style:family="table-cell" style:data-style-name="N0">
      <style:table-cell-properties fo:padding="0.097cm" fo:border-left="0.002cm solid #000000" fo:border-right="0.002cm solid #000000" fo:border-top="none" fo:border-bottom="0.002cm solid #000000"/>
    </style:style>
    <style:style style:name="P1" style:family="paragraph" style:parent-style-name="Header">
      <style:paragraph-properties fo:margin-top="0cm" fo:margin-bottom="0.353cm" text:number-lines="false" text:line-number="0">
        <style:tab-stops>
          <style:tab-stop style:position="8.001cm" style:type="center"/>
          <style:tab-stop style:position="16.002cm" style:type="right"/>
        </style:tab-stops>
      </style:paragraph-properties>
    </style:style>
    <style:style style:name="P2" style:family="paragraph" style:parent-style-name="Footer">
      <style:paragraph-properties fo:margin-top="0cm" fo:margin-bottom="0.353cm" text:number-lines="false" text:line-number="0">
        <style:tab-stops>
          <style:tab-stop style:position="8.001cm" style:type="center"/>
          <style:tab-stop style:position="16.002cm" style:type="right"/>
        </style:tab-stops>
      </style:paragraph-properties>
    </style:style>
    <style:style style:name="P3" style:family="paragraph" style:parent-style-name="Footer">
      <style:paragraph-properties fo:margin-top="0cm" fo:margin-bottom="0.353cm" fo:text-align="center" style:justify-single-word="false" text:number-lines="false" text:line-number="0">
        <style:tab-stops>
          <style:tab-stop style:position="8.001cm" style:type="center"/>
          <style:tab-stop style:position="16.002cm" style:type="right"/>
        </style:tab-stops>
      </style:paragraph-properties>
    </style:style>
    <style:style style:name="P4" style:family="paragraph" style:parent-style-name="Table_20_Contents">
      <style:paragraph-properties fo:margin-top="0cm" fo:margin-bottom="0.353cm" text:number-lines="false" text:line-number="0"/>
    </style:style>
    <style:style style:name="P5" style:family="paragraph" style:parent-style-name="Table_20_Heading">
      <style:paragraph-properties fo:margin-top="0cm" fo:margin-bottom="0.353cm" fo:text-align="center" style:justify-single-word="false" text:number-lines="false" text:line-number="0"/>
    </style:style>
    <style:style style:name="P6" style:family="paragraph" style:parent-style-name="Table_20_Contents">
      <style:paragraph-properties fo:margin-top="0cm" fo:margin-bottom="0.353cm"/>
      <style:text-properties fo:color="#000000"/>
    </style:style>
    <style:style style:name="P7" style:family="paragraph" style:parent-style-name="Text_20_body">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Title">
      <style:text-properties fo:font-size="36pt" style:font-size-asian="36pt" style:font-size-complex="36pt"/>
    </style:style>
    <style:style style:name="P10" style:family="paragraph" style:parent-style-name="Table_20_Contents">
      <style:paragraph-properties fo:text-align="center" style:justify-single-word="false"/>
    </style:style>
    <style:style style:name="P11" style:family="paragraph" style:parent-style-name="Standard" style:master-page-name="Standard">
      <style:paragraph-properties style:page-number="auto"/>
    </style:style>
    <style:style style:name="P12" style:family="paragraph" style:parent-style-name="Heading_20_1" style:list-style-name="WWNum1">
      <style:paragraph-properties fo:text-align="center" style:justify-single-word="false"/>
    </style:style>
    <style:style style:name="P13" style:family="paragraph" style:parent-style-name="Heading_20_1" style:list-style-name="WWNum1" style:master-page-name="Converted1">
      <style:paragraph-properties style:page-number="auto"/>
    </style:style>
    <style:style style:name="P14" style:family="paragraph" style:parent-style-name="Heading_20_1" style:list-style-name="WWNum1">
      <style:paragraph-properties fo:break-before="page"/>
    </style:style>
    <style:style style:name="P15" style:family="paragraph" style:parent-style-name="Heading_20_2" style:list-style-name="WWNum2"/>
    <style:style style:name="P16" style:family="paragraph" style:parent-style-name="Heading_20_2" style:list-style-name="WWNum1"/>
    <style:style style:name="P17" style:family="paragraph" style:parent-style-name="Heading_20_2">
      <style:paragraph-properties fo:break-before="page"/>
    </style:style>
    <style:style style:name="P18" style:family="paragraph" style:parent-style-name="Table_20_Heading" style:list-style-name="WWNum1"/>
    <style:style style:name="T1" style:family="text">
      <style:text-properties fo:font-weight="bold" style:font-weight-asian="bold"/>
    </style:style>
    <style:style style:name="T2" style:family="text">
      <style:text-properties fo:color="#000000" style:text-underline-style="none" fo:background-color="transparent"/>
    </style:style>
    <style:style style:name="T3" style:family="text">
      <style:text-properties fo:color="#000000" style:text-underline-style="none" fo:font-weight="bold" fo:background-color="transparent" style:font-weight-asian="bold" style:font-weight-complex="bold"/>
    </style:style>
    <style:style style:name="T4" style:family="text">
      <style:text-properties fo:color="#000000" style:text-underline-style="none" fo:font-weight="normal" fo:background-color="transparent" style:font-weight-asian="normal" style:font-weight-complex="normal"/>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text:p>
      <text:p text:style-name="Title"/>
      <text:p text:style-name="Title"/>
      <text:p text:style-name="Title"/>
      <text:p text:style-name="Title"/>
      <text:p text:style-name="Title"/>
      <text:p text:style-name="P9">Projektspecifikation</text:p>
      <text:list xml:id="list35703059" text:style-name="WWNum1">
        <text:list-item>
          <text:h text:style-name="P12" text:outline-level="1">Project Terralay</text:h>
        </text:list-item>
      </text:list>
      <text:p text:style-name="P8">2012-03-28</text:p>
      <text:p text:style-name="P3"><text:span text:style-name="T1">Projektmedlemmar:<text:line-break/></text:span>Karl Linderhed – karli315@student.liu.se<text:line-break/>Oskar Jansson – <text:a xlink:type="simple" xlink:href="mailto:oskja425@student.liu.se"><text:span text:style-name="Internet_20_link"><text:span text:style-name="T2">oskja425@student.liu.se</text:span></text:span></text:a></text:p>
      <text:p text:style-name="P3"><text:span text:style-name="Internet_20_link"><text:span text:style-name="T3">Handledare:<text:line-break/></text:span></text:span><text:span text:style-name="Internet_20_link"><text:span text:style-name="T4">Ännu ej tilldelad</text:span></text:span></text:p>
      <text:p text:style-name="P3"><text:span text:style-name="Internet_20_link"><text:span text:style-name="T3"/></text:span></text:p>
      <text:p text:style-name="P3"><text:span text:style-name="Internet_20_link"/></text:p>
      <text:list xml:id="list35716744" text:continue-numbering="true" text:style-name="WWNum1">
        <text:list-item>
          <text:h text:style-name="P13" text:outline-level="1">Projektplanering</text:h>
        </text:list-item>
      </text:list>
      <text:p text:style-name="Standard">Project Terralay är ett äventyr/skräckspel i 2d med isometrisk kameravy ovanifrån, där spelaren ska använda föremål i omgivningen för att överleva och ta sig ut till omvärlden. Allt sker i realtid i spelet och man har endast ett begränsat synfält.</text:p>
      <text:list xml:id="list35697816" text:style-name="WWNum2">
        <text:list-item>
          <text:list>
            <text:list-item>
              <text:h text:style-name="P15" text:outline-level="2">Spelhistoria</text:h>
            </text:list-item>
          </text:list>
        </text:list-item>
      </text:list>
      <text:p text:style-name="Standard">Spelet kommer gå ut på att man spelar en forskare vid en avancerad forskningsanläggning på jorden, i en någorlunda nära framtid. På samma anläggning pågår ett hemligt projekt, Project Terralay, som syftar till att möjliggöra teleportation över stora avstånd. En kort stund efter spelets start sker en olycka och det öppnas sporadiska maskhål till ett parallellt universum där ”monster” kan dyka upp utan förvarning, och all ström och belysning försvinner i anläggningen. Spelaren måste då försöka ta reda på vad som har hänt och ta sig ut och förvarna omvärlden. Språket i spelet kommer vara engelska.</text:p>
      <text:p text:style-name="Standard">En central del i spelet kommer vara det begränsade synfältet runt spelaren, upplyst av en outsinlig nödlykta, som ska skapa en obehaglig stämning. Spelaren ska känna sig otrygg och inte veta vad som väntar bortom ljuskäglans kanter, och spöklika händelser kommer att öka den känslan. Vyn är centrerad på spelaren och spelmiljön kommer vara uppbyggd i ett rutsystem, mycket likt Pokemonspelen till Gameboy, där varje ruta kan innehålla en vägg eller annat objekt. Spelaren kommer kunna använda föremål för att interagera med omvärlden, t.ex. passerkort i dörrar, och man kommer kunna bära med sig flera olika saker i sina labbrocksfickor. Man kommer även interagera med andra karaktärer via enkel dialog.</text:p>
      <text:p text:style-name="Standard">Om spelaren träffar på ett ”monster” eller något annat obehagligt kommer man inte kunna fortsätta ha detta i synfält någon längre tid utan att det får konsekvenser, som att man börjar hallucinera av skräcken eller att ”monstret” upptäcker spelaren. Det gör att det lönar sig att fly eller titta bort från obehagligheter vilket kommer öka känslan av otrygghet när man inte ser vad som händer längre.</text:p>
      <text:p text:style-name="Standard">Spelet ska eventellt använda stämningsfull musik för att förstärka skräckkänslan och även ”förvarna” spelaren om att något snart kanske, men troligtvis inte alls kommer hända. Musiken kommer antingen produceras av projektgruppen eller inhämtas från fria källor.</text:p>
      <text:list xml:id="list35687201" text:continue-numbering="true" text:style-name="WWNum2">
        <text:list-item>
          <text:list>
            <text:list-item>
              <text:h text:style-name="P15" text:outline-level="2">Utvecklingsmetodik</text:h>
            </text:list-item>
          </text:list>
        </text:list-item>
      </text:list>
      <text:p text:style-name="Standard">Arbetet kommer att delas upp inom gruppen och man kommer jobba med olika saker. För att dela koden och dokument och hålla alla gruppmedlemmar uppdaterade kommer det versionshanterande programmet Git att användas. Kvällsarbete är accepterat vid behov men ingen kvällstid är planerad i förväg. En ungefärlig timplan bifogas med detta dokument.</text:p>
      <text:list xml:id="list35690723" text:continue-numbering="true" text:style-name="WWNum2">
        <text:list-item>
          <text:list>
            <text:list-item>
              <text:h text:style-name="P15" text:outline-level="2">Grov tidsplanering</text:h>
            </text:list-item>
          </text:list>
        </text:list-item>
      </text:list>
      <text:p text:style-name="Standard"><text:bookmark text:name="_GoBack"/>Projektet delas upp i tre huvudsakliga delar; grafik, motor och storyline. Där mestadels av tiden kommer att läggas på grafiken och motorn. Efter att produkten är färdig kommer resten av tiden att läggas på testning.</text:p>
      <text:p text:style-name="Standard">Gruppen kommer att så fort som möjligt bygga grundläggande funktioner som världshantering och grafik för att sedan bygga vidare på spelmekaniken. När en fungerande testmiljö existerar så fyller gruppen ut spelet med fler miljöer och storyline. Detta väntas ta ca en månad, resterande tid kommer att läggas på ytterligare effekter och testing.</text:p>
      <text:list xml:id="list35692328" text:continue-numbering="true" text:style-name="WWNum2">
        <text:list-item>
          <text:list>
            <text:list-item>
              <text:h text:style-name="P15" text:outline-level="2"><text:soft-page-break/>Betygsambitioner</text:h>
            </text:list-item>
          </text:list>
        </text:list-item>
      </text:list>
      <text:p text:style-name="Standard">Gruppen kommer att försöka åstadkomma ett fungerande och stämningsfullt spel i första hand, och i andra hand kommer spelets prestanda, grafik och mekanik optimeras för att uppnå högsta betyg.</text:p>
      <text:h text:style-name="Heading_20_1" text:outline-level="1">Kravlista</text:h>
      <table:table table:name="Tabell1" table:style-name="Tabell1">
        <table:table-column table:style-name="Tabell1.A"/>
        <table:table-column table:style-name="Tabell1.B"/>
        <table:table-column table:style-name="Tabell1.C"/>
        <table:table-row table:style-name="Tabell1.1">
          <table:table-cell table:style-name="Tabell1.A1" office:value-type="string">
            <text:p text:style-name="P5">#</text:p>
          </table:table-cell>
          <table:table-cell table:style-name="Tabell1.A1" office:value-type="string">
            <text:p text:style-name="P5">Beskrivning</text:p>
          </table:table-cell>
          <table:table-cell table:style-name="Tabell1.C1" office:value-type="string">
            <text:p text:style-name="P5">Prioritet</text:p>
          </table:table-cell>
        </table:table-row>
        <table:table-row table:style-name="Tabell1.2">
          <table:table-cell table:style-name="Tabell1.A2" office:value-type="string">
            <text:p text:style-name="P6">1</text:p>
          </table:table-cell>
          <table:table-cell table:style-name="Tabell1.A2" office:value-type="string">
            <text:p text:style-name="P6">Spelaren ska styra spelet och förflytta karaktären med tangentbordet.</text:p>
          </table:table-cell>
          <table:table-cell table:style-name="Tabell1.C2" office:value-type="string">
            <text:p text:style-name="P6">1</text:p>
          </table:table-cell>
        </table:table-row>
        <table:table-row table:style-name="Tabell1.1">
          <table:table-cell table:style-name="Tabell1.A2" office:value-type="string">
            <text:p text:style-name="P6">2</text:p>
          </table:table-cell>
          <table:table-cell table:style-name="Tabell1.A2" office:value-type="string">
            <text:p text:style-name="P6">Spelet ska ha ett grafiskt gränssnitt i 2d centrerad på huvudkaraktären med vy ovanifrån.</text:p>
          </table:table-cell>
          <table:table-cell table:style-name="Tabell1.C2" office:value-type="string">
            <text:p text:style-name="P6">1</text:p>
          </table:table-cell>
        </table:table-row>
        <table:table-row table:style-name="Tabell1.1">
          <table:table-cell table:style-name="Tabell1.A2" office:value-type="string">
            <text:p text:style-name="P6">3</text:p>
          </table:table-cell>
          <table:table-cell table:style-name="Tabell1.A2" office:value-type="string">
            <text:p text:style-name="P6">Spelaren ska ha ett begränsat synfält i en kon framför karaktären.</text:p>
          </table:table-cell>
          <table:table-cell table:style-name="Tabell1.C2" office:value-type="string">
            <text:p text:style-name="P6">1</text:p>
          </table:table-cell>
        </table:table-row>
        <table:table-row table:style-name="Tabell1.1">
          <table:table-cell table:style-name="Tabell1.A2" office:value-type="string">
            <text:p text:style-name="P6">4</text:p>
          </table:table-cell>
          <table:table-cell table:style-name="Tabell1.A2" office:value-type="string">
            <text:p text:style-name="P6">Spelet ska innehålla ”monster” som har egen rörelseförmåga, och kan dyka upp sporadiskt. Dessa är fientliga mot karaktären och är ute efter att döda denne.</text:p>
          </table:table-cell>
          <table:table-cell table:style-name="Tabell1.C2" office:value-type="string">
            <text:p text:style-name="P6">1</text:p>
          </table:table-cell>
        </table:table-row>
        <table:table-row table:style-name="Tabell1.1">
          <table:table-cell table:style-name="Tabell1.A2" office:value-type="string">
            <text:p text:style-name="P6">5</text:p>
          </table:table-cell>
          <table:table-cell table:style-name="Tabell1.A2" office:value-type="string">
            <text:p text:style-name="P6">Spelet ska använda sig av en bakgrundsstory.</text:p>
          </table:table-cell>
          <table:table-cell table:style-name="Tabell1.C2" office:value-type="string">
            <text:p text:style-name="P6">1</text:p>
          </table:table-cell>
        </table:table-row>
        <table:table-row table:style-name="Tabell1.1">
          <table:table-cell table:style-name="Tabell1.A2" office:value-type="string">
            <text:p text:style-name="P6">6</text:p>
          </table:table-cell>
          <table:table-cell table:style-name="Tabell1.A2" office:value-type="string">
            <text:p text:style-name="P6">Spelet bör använda sig av musik och ljudeffekter för att skapa en spännande stämning.</text:p>
          </table:table-cell>
          <table:table-cell table:style-name="Tabell1.C2" office:value-type="string">
            <text:p text:style-name="P6">3</text:p>
          </table:table-cell>
        </table:table-row>
        <table:table-row table:style-name="Tabell1.1">
          <table:table-cell table:style-name="Tabell1.A2" office:value-type="string">
            <text:p text:style-name="P6">7</text:p>
          </table:table-cell>
          <table:table-cell table:style-name="Tabell1.A2" office:value-type="string">
            <text:p text:style-name="P6">Spelaren ska kunna plocka upp och använda föremål i världen för att lösa problem för att komma vidare i handlingen.</text:p>
          </table:table-cell>
          <table:table-cell table:style-name="Tabell1.C2" office:value-type="string">
            <text:p text:style-name="P6">2</text:p>
          </table:table-cell>
        </table:table-row>
        <table:table-row table:style-name="Tabell1.1">
          <table:table-cell table:style-name="Tabell1.A2" office:value-type="string">
            <text:p text:style-name="P6">8</text:p>
          </table:table-cell>
          <table:table-cell table:style-name="Tabell1.A2" office:value-type="string">
            <text:p text:style-name="P6">Karaktären ska kunna bära med sig flera föremål i sina labbrockfickor, samt komma åt dessa för användning.</text:p>
          </table:table-cell>
          <table:table-cell table:style-name="Tabell1.C2" office:value-type="string">
            <text:p text:style-name="P6">2</text:p>
          </table:table-cell>
        </table:table-row>
        <table:table-row table:style-name="Tabell1.1">
          <table:table-cell table:style-name="Tabell1.A2" office:value-type="string">
            <text:p text:style-name="P6">9</text:p>
          </table:table-cell>
          <table:table-cell table:style-name="Tabell1.A2" office:value-type="string">
            <text:p text:style-name="P6">Gruppen ska under arbetets gång följa den förbestämda tidsplaneringen.</text:p>
          </table:table-cell>
          <table:table-cell table:style-name="Tabell1.C2" office:value-type="string">
            <text:p text:style-name="P6">1</text:p>
          </table:table-cell>
        </table:table-row>
        <table:table-row table:style-name="Tabell1.1">
          <table:table-cell table:style-name="Tabell1.A2" office:value-type="string">
            <text:p text:style-name="P6">10</text:p>
          </table:table-cell>
          <table:table-cell table:style-name="Tabell1.A2" office:value-type="string">
            <text:p text:style-name="P6">Spelet bör testas utförligt före redovisning.</text:p>
          </table:table-cell>
          <table:table-cell table:style-name="Tabell1.C2" office:value-type="string">
            <text:p text:style-name="P6">3</text:p>
          </table:table-cell>
        </table:table-row>
        <table:table-row table:style-name="Tabell1.1">
          <table:table-cell table:style-name="Tabell1.A2" office:value-type="string">
            <text:p text:style-name="P6">11</text:p>
          </table:table-cell>
          <table:table-cell table:style-name="Tabell1.A2" office:value-type="string">
            <text:p text:style-name="P6">Spelet ska använda sig av flytande animationer.</text:p>
          </table:table-cell>
          <table:table-cell table:style-name="Tabell1.C2" office:value-type="string">
            <text:p text:style-name="P6">2</text:p>
          </table:table-cell>
        </table:table-row>
        <table:table-row table:style-name="Tabell1.1">
          <table:table-cell table:style-name="Tabell1.A2" office:value-type="string">
            <text:p text:style-name="P6">12</text:p>
          </table:table-cell>
          <table:table-cell table:style-name="Tabell1.A2" office:value-type="string">
            <text:p text:style-name="P6">Animationssekvenser som för handlingen framåt bör utspela sig i realtid och spelaren ska <text:s/>behålla sin rörelseförmåga under tiden.</text:p>
          </table:table-cell>
          <table:table-cell table:style-name="Tabell1.C2" office:value-type="string">
            <text:p text:style-name="P6">3</text:p>
          </table:table-cell>
        </table:table-row>
        <table:table-row table:style-name="Tabell1.1">
          <table:table-cell table:style-name="Tabell1.A2" office:value-type="string">
            <text:p text:style-name="P6">13</text:p>
          </table:table-cell>
          <table:table-cell table:style-name="Tabell1.A2" office:value-type="string">
            <text:p text:style-name="P6">Det bör gå enkelt att utöka spelvärlden med nya ”rum” genom att lägga till nya filer.</text:p>
          </table:table-cell>
          <table:table-cell table:style-name="Tabell1.C2" office:value-type="string">
            <text:p text:style-name="P6">2</text:p>
          </table:table-cell>
        </table:table-row>
        <table:table-row table:style-name="Tabell1.1">
          <table:table-cell table:style-name="Tabell1.A2" office:value-type="string">
            <text:p text:style-name="P6">14</text:p>
          </table:table-cell>
          <table:table-cell table:style-name="Tabell1.A2" office:value-type="string">
            <text:p text:style-name="P6">Det ska gå att spara spelet närsomhelst då det inte finns några monster i närheten.<text:line-break/>Det ska även gå att ladda tidigare sparade spel.</text:p>
          </table:table-cell>
          <table:table-cell table:style-name="Tabell1.C2" office:value-type="string">
            <text:p text:style-name="P6">2</text:p>
          </table:table-cell>
        </table:table-row>
      </table:table>
      <text:p text:style-name="Standard"><text:line-break/> </text:p>
      <text:list xml:id="list35708720" text:continue-list="list35716744" text:style-name="WWNum1">
        <text:list-item>
          <text:h text:style-name="P14" text:outline-level="1">Implementation</text:h>
          <text:list>
            <text:list-item>
              <text:h text:style-name="P16" text:outline-level="2">Abstrakta Datatyper:</text:h>
            </text:list-item>
          </text:list>
        </text:list-item>
      </text:list>
      <table:table table:name="Tabell2" table:style-name="Tabell2">
        <table:table-column table:style-name="Tabell2.A"/>
        <table:table-column table:style-name="Tabell2.B"/>
        <table:table-column table:style-name="Tabell2.C"/>
        <table:table-row>
          <table:table-cell table:style-name="Tabell2.A1" office:value-type="string">
            <text:list xml:id="list35701332" text:continue-numbering="true" text:style-name="WWNum1">
              <text:list-item>
                <text:list>
                  <text:list-item>
                    <text:p text:style-name="P18">Namn</text:p>
                  </text:list-item>
                </text:list>
              </text:list-item>
            </text:list>
          </table:table-cell>
          <table:table-cell table:style-name="Tabell2.A1" office:value-type="string">
            <text:list xml:id="list35691571" text:continue-numbering="true" text:style-name="WWNum1">
              <text:list-item>
                <text:list>
                  <text:list-item>
                    <text:p text:style-name="P18">Medlemmar</text:p>
                  </text:list-item>
                </text:list>
              </text:list-item>
            </text:list>
          </table:table-cell>
          <table:table-cell table:style-name="Tabell2.C1" office:value-type="string">
            <text:list xml:id="list35716576" text:continue-numbering="true" text:style-name="WWNum1">
              <text:list-item>
                <text:list>
                  <text:list-item>
                    <text:p text:style-name="P18">Användning</text:p>
                  </text:list-item>
                </text:list>
              </text:list-item>
            </text:list>
          </table:table-cell>
        </table:table-row>
        <table:table-row>
          <table:table-cell table:style-name="Tabell2.A2" office:value-type="string">
            <text:p text:style-name="P4">World</text:p>
          </table:table-cell>
          <table:table-cell table:style-name="Tabell2.A2" office:value-type="string">
            <text:p text:style-name="P4">list: maplist<text:line-break/>Map: current-map<text:line-break/>proc: render<text:line-break/>int: state<text:line-break/>assoclist: tilegraphics</text:p>
          </table:table-cell>
          <table:table-cell table:style-name="Tabell2.C2" office:value-type="string">
            <text:p text:style-name="P4">Paraplyobjektet för hela världen, innehåller en lista över alla områden (maps) i världen, en lista över all grafik för tiles, och en variabel för att hålla koll på i vilket läge spelet och handlingen befinner sig.</text:p>
          </table:table-cell>
        </table:table-row>
        <table:table-row>
          <table:table-cell table:style-name="Tabell2.A2" office:value-type="string">
            <text:p text:style-name="P4">Map</text:p>
          </table:table-cell>
          <table:table-cell table:style-name="Tabell2.A2" office:value-type="string">
            <text:p text:style-name="P4">vector: vector: tiles<text:line-break/>mlist: agentlist<text:line-break/>proc: render</text:p>
          </table:table-cell>
          <table:table-cell table:style-name="Tabell2.C2" office:value-type="string">
            <text:p text:style-name="P4">Ett objekt för varje enskild spelmiljö. Innehåller en vektor över alla rutor i området och över alla objekt, agents, som finns där.</text:p>
          </table:table-cell>
        </table:table-row>
        <table:table-row>
          <table:table-cell table:style-name="Tabell2.A2" office:value-type="string">
            <text:p text:style-name="P4">Tiles</text:p>
          </table:table-cell>
          <table:table-cell table:style-name="Tabell2.A2" office:value-type="string">
            <text:p text:style-name="P4">list: Triggerlist<text:line-break/>symbol: tilebackground<text:line-break/>bool: passable<text:line-break/>proc: render</text:p>
          </table:table-cell>
          <table:table-cell table:style-name="Tabell2.C2" office:value-type="string">
            <text:p text:style-name="P4">En ”golvplatta”, har en pekare till sin bakgrund och en lista över vilka triggers som finns på den platsen.</text:p>
          </table:table-cell>
        </table:table-row>
        <table:table-row>
          <table:table-cell table:style-name="Tabell2.A2" office:value-type="string">
            <text:p text:style-name="P4">Agent</text:p>
          </table:table-cell>
          <table:table-cell table:style-name="Tabell2.A2" office:value-type="string">
            <text:p text:style-name="P4">int: xpos<text:line-break/>int: ypos<text:line-break/>list: triggerlist<text:line-break/>proc: render</text:p>
          </table:table-cell>
          <table:table-cell table:style-name="Tabell2.C2" office:value-type="string">
            <text:p text:style-name="P4">En agent är ett objekt (ett föremål eller en karaktär) i världen. Innehåller en lista över alla triggers som den kan aktivera.</text:p>
          </table:table-cell>
        </table:table-row>
        <table:table-row>
          <table:table-cell table:style-name="Tabell2.A2" office:value-type="string">
            <text:p text:style-name="P4">Thing</text:p>
          </table:table-cell>
          <table:table-cell table:style-name="Tabell2.A2" office:value-type="string">
            <text:p text:style-name="P4">Ärver Agent<text:line-break/>proc: use</text:p>
          </table:table-cell>
          <table:table-cell table:style-name="Tabell2.C2" office:value-type="string">
            <text:p text:style-name="P4">Ett föremål i världen, som kan användas.</text:p>
          </table:table-cell>
        </table:table-row>
        <table:table-row>
          <table:table-cell table:style-name="Tabell2.A2" office:value-type="string">
            <text:p text:style-name="P4">Character</text:p>
          </table:table-cell>
          <table:table-cell table:style-name="Tabell2.A2" office:value-type="string">
            <text:p text:style-name="P4">Ärver Agent<text:line-break/>proc: talk-to<text:line-break/>proc: move</text:p>
          </table:table-cell>
          <table:table-cell table:style-name="Tabell2.C2" office:value-type="string">
            <text:p text:style-name="P4">En karaktär i världen.</text:p>
          </table:table-cell>
        </table:table-row>
        <table:table-row>
          <table:table-cell table:style-name="Tabell2.A2" office:value-type="string">
            <text:p text:style-name="P4">Player</text:p>
          </table:table-cell>
          <table:table-cell table:style-name="Tabell2.A2" office:value-type="string">
            <text:p text:style-name="P4">proc: move<text:line-break/>int: xpos<text:line-break/>int: ypos<text:line-break/>proc: render</text:p>
          </table:table-cell>
          <table:table-cell table:style-name="Tabell2.C2" office:value-type="string">
            <text:p text:style-name="P4">Huvudkaraktären</text:p>
          </table:table-cell>
        </table:table-row>
      </table:table>
      <text:p text:style-name="P4"/>
      <text:h text:style-name="P17" text:outline-level="2">Testning</text:h>
      <text:p text:style-name="Text_20_body">Projektet ska testas löpande under arbetets gång. Gruppen kommer tidigt bygga ett ”testrum” som resten av arbetet testas mot efterhand de olika delarna blir färdiga, i testrummet kommer en spelare kunna göra allt som man ska kunna göra i spelet. Gruppen planerar att ägna slutet av projekttiden innan redovisning till att utförligt testa spelet i olika situationer.</text:p>
      <text:h text:style-name="Heading_20_1" text:outline-level="1">Tidsrapportering</text:h>
      <text:p text:style-name="Text_20_body">Tiden kommer loggas veckovis per person och aktivitet i följande tabeller:</text:p>
      <text:p text:style-name="P7">Karl Linderhed:</text:p>
      <table:table table:name="Tidsrapportering" table:style-name="Tidsrapportering">
        <table:table-column table:style-name="Tidsrapportering.A"/>
        <table:table-column table:style-name="Tidsrapportering.B"/>
        <table:table-column table:style-name="Tidsrapportering.C"/>
        <table:table-row>
          <table:table-cell table:style-name="Tidsrapportering.A1" office:value-type="string">
            <text:p text:style-name="Table_20_Heading">Vecka</text:p>
          </table:table-cell>
          <table:table-cell table:style-name="Tidsrapportering.A1" office:value-type="string">
            <text:p text:style-name="Table_20_Heading">Aktivitet</text:p>
          </table:table-cell>
          <table:table-cell table:style-name="Tidsrapportering.C1" office:value-type="string">
            <text:p text:style-name="Table_20_Heading">Tid (h)</text:p>
          </table:table-cell>
        </table:table-row>
        <table:table-row>
          <table:table-cell table:style-name="Tidsrapportering.A2" office:value-type="float" office:value="13">
            <text:p text:style-name="P10">13</text:p>
          </table:table-cell>
          <table:table-cell table:style-name="Tidsrapportering.B2" office:value-type="string">
            <text:p text:style-name="P10">Skrivit projekspecifikation</text:p>
          </table:table-cell>
          <table:table-cell table:style-name="Tidsrapportering.C2" office:value-type="float" office:value="8">
            <text:p text:style-name="P10">8</text:p>
          </table:table-cell>
        </table:table-row>
      </table:table>
      <text:p text:style-name="Text_20_body"/>
      <text:p text:style-name="P7">Oskar Jansso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Vecka</text:p>
          </table:table-cell>
          <table:table-cell table:style-name="Table1.A1" office:value-type="string">
            <text:p text:style-name="Table_20_Heading">Aktivitet</text:p>
          </table:table-cell>
          <table:table-cell table:style-name="Table1.C1" office:value-type="string">
            <text:p text:style-name="Table_20_Heading">Tid (h)</text:p>
          </table:table-cell>
        </table:table-row>
        <table:table-row>
          <table:table-cell table:style-name="Table1.A2" office:value-type="float" office:value="13">
            <text:p text:style-name="P10">13</text:p>
          </table:table-cell>
          <table:table-cell table:style-name="Table1.B2" office:value-type="string">
            <text:p text:style-name="P10">Skrivit projekspecifikation</text:p>
          </table:table-cell>
          <table:table-cell table:style-name="Table1.C2" office:value-type="float" office:value="8">
            <text:p text:style-name="P10">8</text:p>
          </table:table-cell>
        </table:table-row>
      </table:table>
      <text:p text:style-name="Text_20_body"/>
      <text:p text:style-name="P4"><text:lin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Hindi1" svg:font-family="'Lohit Hindi'"/>
    <style:font-face style:name="Arial1" svg:font-family="Arial" style:font-family-generic="roman" style:font-pitch="variable"/>
    <style:font-face style:name="Cambria1"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Arial2" svg:font-family="Arial"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sv" fo:country="S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fo:line-height="115%" fo:orphans="2" fo:widows="2" fo:hyphenation-ladder-count="no-limit" style:writing-mode="lr-tb">
        <style:tab-stops>
          <style:tab-stop style:position="2.3cm"/>
        </style:tab-stops>
      </style:paragraph-properties>
      <style:text-properties fo:color="#00000a" style:font-name="Times New Roman" fo:font-size="11pt" fo:language="sv" fo:country="SE" style:font-name-asian="SimSun" style:font-size-asian="11pt" style:language-asian="zh" style:country-asian="CN" style:font-name-complex="Times New Roman1"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top="0cm" fo:margin-bottom="0.212cm"/>
    </style:style>
    <style:style style:name="Title" style:family="paragraph" style:parent-style-name="Standard" style:next-style-name="Text_20_body" style:default-outline-level="" style:class="chapter">
      <style:paragraph-properties fo:margin-top="0.423cm" fo:margin-bottom="0.106cm" fo:text-align="center" style:justify-single-word="false" fo:keep-with-next="always"/>
      <style:text-properties style:font-name="Cambria" fo:font-size="16pt" fo:font-weight="bold" style:font-name-asian="WenQuanYi Micro Hei" style:font-size-asian="16pt" style:font-weight-asian="bold" style:font-name-complex="Lohit Hindi"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default-outline-level="" style:class="list">
      <style:text-properties style:font-size-asian="12pt" style:font-name-complex="Lohit Hindi1"/>
    </style:style>
    <style:style style:name="Caption" style:family="paragraph" style:parent-style-name="Standard" style:default-outline-level=""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list-style-name="" style:class="text">
      <style:paragraph-properties fo:margin-top="0.423cm" fo:margin-bottom="0.106cm" fo:keep-with-next="always"/>
      <style:text-properties style:font-name="Arial1" fo:font-size="16pt" fo:font-weight="bold" style:font-size-asian="16pt" style:font-weight-asian="bold" style:font-name-complex="Arial2"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106cm" fo:keep-with-next="always"/>
      <style:text-properties style:font-name="Arial1" fo:font-size="14pt" fo:font-style="italic" fo:font-weight="bold" style:font-size-asian="14pt" style:font-style-asian="italic" style:font-weight-asian="bold" style:font-name-complex="Arial2"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Date" style:family="paragraph" style:parent-style-name="Standard" style:default-outline-level=""/>
    <style:style style:name="Header" style:family="paragraph" style:parent-style-name="Standard" style:default-outline-level=""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text-properties style:font-name="Arial1" fo:font-size="16pt" fo:font-weight="bold" style:font-name-asian="SimSun" style:font-size-asian="16pt" style:font-weight-asian="bold" style:font-name-complex="Arial2" style:font-size-complex="16pt" style:font-weight-complex="bold"/>
    </style:style>
    <style:style style:name="Title_20_Char" style:display-name="Title Char" style:family="text">
      <style:text-properties style:font-name="Cambria1" fo:font-size="16pt" fo:font-weight="bold" style:font-name-asian="SimSun" style:font-size-asian="16pt" style:font-weight-asian="bold" style:font-name-complex="Times New Roman1" style:font-size-complex="16pt" style:font-weight-complex="bold"/>
    </style:style>
    <style:style style:name="Date_20_Char" style:display-name="Date Char" style:family="text">
      <style:text-properties fo:font-size="11pt" style:font-size-asian="11pt" style:font-size-complex="11pt"/>
    </style:style>
    <style:style style:name="Internet_20_link" style:display-name="Internet link" style:family="text">
      <style:text-properties fo:color="#0000ff" fo:language="sv" fo:country="SE" style:text-underline-style="solid" style:text-underline-width="auto" style:text-underline-color="font-color" style:language-asian="sv" style:country-asian="SE" style:language-complex="sv" style:country-complex="SE"/>
    </style:style>
    <style:style style:name="Header_20_Char" style:display-name="Header Char" style:family="text">
      <style:text-properties fo:font-size="11pt" style:font-size-asian="11pt" style:font-size-complex="11pt"/>
    </style:style>
    <style:style style:name="Footer_20_Char" style:display-name="Footer Char" style:family="text">
      <style:text-properties fo:font-size="11pt" style:font-size-asian="11pt" style:font-size-complex="11pt"/>
    </style:style>
    <style:style style:name="Heading_20_2_20_Char" style:display-name="Heading 2 Char" style:family="text" style:parent-style-name="Default_20_Paragraph_20_Font">
      <style:text-properties style:font-name="Arial1" fo:font-size="14pt" fo:font-style="italic" fo:font-weight="bold" style:font-size-asian="14pt" style:font-style-asian="italic" style:font-weight-asian="bold" style:font-name-complex="Arial2"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353cm" text:number-lines="false" text:line-number="0">
        <style:tab-stops>
          <style:tab-stop style:position="8.001cm" style:type="center"/>
          <style:tab-stop style:position="16.002cm" style:type="right"/>
        </style:tab-stops>
      </style:paragraph-properties>
    </style:style>
    <style:style style:name="MP2" style:family="paragraph" style:parent-style-name="Footer">
      <style:paragraph-properties fo:margin-top="0cm" fo:margin-bottom="0.353cm" text:number-lines="false" text:line-number="0">
        <style:tab-stops>
          <style:tab-stop style:position="8.001cm" style:type="center"/>
          <style:tab-stop style:position="16.002cm" style:type="right"/>
        </style:tab-stops>
      </style:paragraph-properties>
    </style:style>
    <style:style style:name="MT1" style:family="text">
      <style:text-properties fo:font-weight="bold" style:font-weight-asian="bold"/>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404cm" style:layout-grid-ruby-height="0.231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karli315@student.liu.se<text:tab/><text:span text:style-name="MT1">Projektspecifikation TDDC74<text:tab/></text:span>2012-03-28<text:line-break/>oskja425@student.liu.se<text:tab/>Project Terralay</text:p>
      </style:header>
      <style:footer>
        <text:p text:style-name="MP2"><text:tab/>Sida <text:page-number text:select-page="current">5</text:page-number> av <text:page-count>5</text:page-count></text:p>
      </style:footer>
    </style:master-page>
    <style:master-page style:name="Converted1" style:page-layout-name="Mpm1">
      <style:header>
        <text:p text:style-name="MP1">karli315@student.liu.se<text:tab/><text:span text:style-name="MT1">Projektspecifikation TDDC74<text:tab/></text:span>2012-03-28<text:line-break/>oskja425@student.liu.se<text:tab/>Project Terralay</text:p>
      </style:header>
      <style:footer>
        <text:p text:style-name="MP2"><text:tab/>Sida <text:page-number text:select-page="current">5</text:page-number> av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3-26T13:23:00</meta:creation-date>
    <meta:initial-creator>Karl Linderhed;Oskar Jansson</meta:initial-creator>
    <dc:creator>Karli Linderhed</dc:creator>
    <dc:date>2012-03-28T15:56:51.61</dc:date>
    <meta:editing-cycles>6</meta:editing-cycles>
    <meta:editing-duration>PT1H29M27S</meta:editing-duration>
    <meta:generator>OpenOffice.org/3.3$Win32 OpenOffice.org_project/330m20$Build-9567</meta:generator>
    <meta:document-statistic meta:table-count="4" meta:image-count="0" meta:object-count="0" meta:page-count="5" meta:paragraph-count="116" meta:word-count="1062" meta:character-count="6777"/>
    <meta:template xlink:type="simple" xlink:actuate="onRequest" xlink:title="Normal.dotm" xlink:href=""/>
  </office:meta>
</office:document-meta>
</file>